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2.909cm" style:rel-column-width="11913*"/>
    </style:style>
    <style:style style:name="Tableau2.B" style:family="table-column">
      <style:table-column-properties style:column-width="2.424cm" style:rel-column-width="9926*"/>
    </style:style>
    <style:style style:name="Tableau2.C" style:family="table-column">
      <style:table-column-properties style:column-width="2.667cm" style:rel-column-width="10923*"/>
    </style:style>
    <style:style style:name="Tableau2.E" style:family="table-column">
      <style:table-column-properties style:column-width="2.665cm" style:rel-column-width="10916*"/>
    </style:style>
    <style:style style:name="Tableau2.F" style:family="table-column">
      <style:table-column-properties style:column-width="2.669cm" style:rel-column-width="10934*"/>
    </style:style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0df4e4" style:font-weight-asian="bold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0ee8a3" officeooo:paragraph-rsid="000ee8a3" style:font-weight-asian="bold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cc712"/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8aa4d"/>
    </style:style>
    <style:style style:name="P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ee082"/>
    </style:style>
    <style:style style:name="P10" style:family="paragraph" style:parent-style-name="Standard">
      <style:paragraph-properties fo:text-align="start" style:justify-single-word="false"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rsid="000ee082" officeooo:paragraph-rsid="0018aa4d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0ee8a3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8aa4d"/>
    </style:style>
    <style:style style:name="P1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0ee082"/>
    </style:style>
    <style:style style:name="P1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18aa4d"/>
    </style:style>
    <style:style style:name="P1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8aa4d" officeooo:paragraph-rsid="0018aa4d"/>
    </style:style>
    <style:style style:name="P1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18aa4d"/>
    </style:style>
    <style:style style:name="P20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21" style:family="paragraph" style:parent-style-name="Heading_20_1">
      <style:paragraph-properties fo:margin-top="0cm" fo:margin-bottom="0.106cm" loext:contextual-spacing="false" fo:text-align="start" style:justify-single-word="false">
        <style:tab-stops/>
      </style:paragraph-properties>
      <style:text-properties fo:font-size="12pt" fo:font-weight="normal" officeooo:rsid="0011508f" officeooo:paragraph-rsid="0011508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8aa4d"/>
    </style:style>
    <style:style style:name="P2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8aa4d" officeooo:paragraph-rsid="0018aa4d"/>
    </style:style>
    <style:style style:name="P2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53054" officeooo:paragraph-rsid="000df4e4" style:font-weight-asian="bold"/>
    </style:style>
    <style:style style:name="P2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218736" officeooo:paragraph-rsid="00218736" style:font-weight-asian="bold"/>
    </style:style>
    <style:style style:name="P26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7.99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0df4e4"/>
    </style:style>
    <style:style style:name="P27" style:family="paragraph" style:parent-style-name="Heading_20_2">
      <style:paragraph-properties>
        <style:tab-stops>
          <style:tab-stop style:position="11.001cm" style:type="right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/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fo:font-weight="bold" officeooo:rsid="000df4e4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53054" style:font-size-asian="13pt" style:font-weight-asian="bold" style:font-size-complex="13pt" style:font-weight-complex="bold"/>
    </style:style>
    <style:style style:name="T4" style:family="text">
      <style:text-properties officeooo:rsid="00153054"/>
    </style:style>
    <style:style style:name="T5" style:family="text">
      <style:text-properties officeooo:rsid="0016cce3"/>
    </style:style>
    <style:style style:name="T6" style:family="text">
      <style:text-properties officeooo:rsid="0018aa4d"/>
    </style:style>
    <style:style style:name="T7" style:family="text">
      <style:text-properties officeooo:rsid="001a41f9"/>
    </style:style>
    <style:style style:name="T8" style:family="text">
      <style:text-properties officeooo:rsid="0020343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Nom  : <text:span text:style-name="T4">Nicolas ANTRAYGUES</text:span><text:span text:style-name="T2"> <text:s text:c="12"/></text:span>Entreprise : <text:s/><text:span text:style-name="T3">Ministère des Affaires Etrangères</text:span></text:p>
      <text:p text:style-name="P20">Suivi des visites du tuteur pédagogique</text:p>
      <text:p text:style-name="Standard"><text:span text:style-name="T1"><text:line-break/>Date de la visite</text:span> : <text:s/><text:span text:style-name="T4">14/12/2017</text:span></text:p>
      <text:p text:style-name="P2"/>
      <text:p text:style-name="P4">Personnes rencontrées (fonction) : <text:s/></text:p>
      <text:p text:style-name="P24">Johann Scourzic</text:p>
      <text:p text:style-name="P25">Alexandre Jorge</text:p>
      <text:p text:style-name="Standard"/>
      <text:p text:style-name="P3">Point sur les activités du salarié dans l’entreprise :</text:p>
      <text:p text:style-name="P18">Projet de mobilité. Les activités précises sont confidentielles.</text:p>
      <text:p text:style-name="P18">Parties techniques abordées :</text:p>
      <text:p text:style-name="P18">- architecture linux</text:p>
      <text:p text:style-name="P18">- réseaux</text:p>
      <text:p text:style-name="P15">- Systèmes</text:p>
      <text:p text:style-name="P14">- <text:span text:style-name="T6">Python (à venir)</text:span></text:p>
      <text:p text:style-name="P6"/>
      <text:p text:style-name="P6">Commentaires : </text:p>
      <text:p text:style-name="P18">La gestion de projet est un élément important du fonctionnement de l’équipe (méthode agile, git, etc.)</text:p>
      <text:p text:style-name="P18">La bonne autonomie de Nicolas est appréciée.</text:p>
      <text:p text:style-name="P9"/>
      <text:p text:style-name="P3">Point sur l’intégration du salarié dans l’entreprise : </text:p>
      <text:p text:style-name="P18">Très bonne intégration dans l’équipe. Nicolas a de très bonnes relations avec les membres de l’entreprise.</text:p>
      <text:p text:style-name="P8"/>
      <text:p text:style-name="P8">Commentaires : </text:p>
      <text:p text:style-name="P17">Répond correctement aux différentes sollicitations de son tuteur.</text:p>
      <text:p text:style-name="P16"/>
      <text:p text:style-name="P9"/>
      <text:p text:style-name="P3">Point sur la formation du salarié à l’IUT :</text:p>
      <text:p text:style-name="P15">Bon niveau d’ensemble.</text:p>
      <text:p text:style-name="P13"/>
      <text:p text:style-name="P6"/>
      <text:p text:style-name="P6"><text:span text:style-name="T1">Conseils à l’étudiant-salarié pour lui permettre de <text:s/>progresser</text:span> <text:span text:style-name="T1">: </text:span></text:p>
      <text:p text:style-name="P19"><text:span text:style-name="T6">Continuer comme il le fait actuellement à p</text:span>rofiter de l’expérience et des conseils de son tuteur <text:span text:style-name="T7">et des membres de l’équipe</text:span>.</text:p>
      <text:p text:style-name="P3"/>
      <text:p text:style-name="P3"/>
      <text:p text:style-name="P3">Qualité des fiches de suivi : <text:span text:style-name="T8">RAS</text:span></text:p>
      <text:p text:style-name="P5">Prochain rendez-vous pour préciser les objectifs du stage de fin d’études (mars 201<text:span text:style-name="T5">8</text:span>)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office:value-type="string">
            <text:p text:style-name="P10">Très bien</text:p>
          </table:table-cell>
          <table:table-cell office:value-type="string">
            <text:p text:style-name="P12">x</text:p>
          </table:table-cell>
          <table:table-cell office:value-type="string">
            <text:p text:style-name="P10">Satisfaisant</text:p>
          </table:table-cell>
          <table:table-cell office:value-type="string">
            <text:p text:style-name="P11">□</text:p>
          </table:table-cell>
          <table:table-cell office:value-type="string">
            <text:p text:style-name="P10">A améliorer</text:p>
          </table:table-cell>
          <table:table-cell office:value-type="string">
            <text:p text:style-name="P11">□</text:p>
          </table:table-cell>
        </table:table-row>
      </table:table>
      <text:p text:style-name="P7"/>
      <text:h text:style-name="P27" text:outline-level="2">Date : <text:s/><text:span text:style-name="T5">14/12/17</text:span><text:tab/>Tuteur pédagogique</text:h>
      <text:p text:style-name="P21"><draw:path text:anchor-type="paragraph" draw:z-index="0" draw:name="Forme1" draw:style-name="gr1" draw:text-style-name="P28" svg:width="1.309cm" svg:height="6.086cm" draw:transform="skewX (0.142767932813136) rotate (-1.09432144100045) translate (12.9509486631747cm -0.15225433097377cm)" svg:viewBox="0 0 1310 6087" svg:d="M130 882c-660-68 1453 765 595 374-309-142 204-683 344-992 724-1597-416 4680-361 2112 8-364 81-721 186-1054 590-1875 56 8962-630 2905-209-1842-306-6193-180-2357l149-470 102-273"><text:p/></draw:path><text:tab/><text:tab/><text:tab/><text:tab/><text:tab/><text:tab/>P<text:span text:style-name="T5">ierrick Tas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7-12-14T14:39:46.730586088</dc:date>
    <meta:editing-cycles>20</meta:editing-cycles>
    <meta:editing-duration>PT1H17M4S</meta:editing-duration>
    <meta:generator>LibreOffice/5.1.6.2$Linux_X86_64 LibreOffice_project/10m0$Build-2</meta:generator>
    <dc:creator>Pierrick </dc:creator>
    <meta:document-statistic meta:table-count="1" meta:image-count="0" meta:object-count="0" meta:page-count="1" meta:paragraph-count="34" meta:word-count="198" meta:character-count="1291" meta:non-whitespace-character-count="1097"/>
  </office:meta>
</office:document-meta>
</file>